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" fo:font-size="12.0pt" fo:color="#000000"/>
    </style:style>
    <style:style style:name="P2" style:family="paragraph" style:parent-style-name="Standard">
      <style:paragraph-properties fo:margin-top="0.2500in"/>
      <style:text-properties style:font-name="Times" fo:font-size="12.0pt" fo:color="#000000"/>
    </style:style>
    <style:style style:name="P3" style:family="paragraph" style:parent-style-name="Standard">
      <style:paragraph-properties fo:margin-top="0.2252in"/>
      <style:text-properties style:font-name="Times" fo:font-size="12.0pt" fo:color="#000000"/>
    </style:style>
    <style:style style:name="P4" style:family="paragraph" style:parent-style-name="Standard">
      <style:paragraph-properties fo:margin-top="0.0752in" fo:margin-left="0.5000in" fo:margin-right="0.55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00"/>
    </style:style>
    <style:style style:name="P5" style:family="paragraph" style:parent-style-name="Standard">
      <style:paragraph-properties fo:margin-top="0.0752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00"/>
    </style:style>
    <style:style style:name="P6" style:family="paragraph" style:parent-style-name="Standard">
      <style:paragraph-properties fo:margin-top="0.0500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00"/>
    </style:style>
    <style:style style:name="P7" style:family="paragraph" style:parent-style-name="Standard">
      <style:paragraph-properties fo:margin-top="0.0500in"/>
      <style:text-properties style:font-name="Times" fo:font-size="12.0pt" fo:color="#000000"/>
    </style:style>
    <style:style style:name="P8" style:family="paragraph" style:parent-style-name="Standard">
      <style:paragraph-properties fo:margin-top="0.3500in"/>
      <style:text-properties style:font-name="Times" fo:font-size="12.0pt" fo:color="#000000"/>
    </style:style>
    <style:style style:name="P9" style:family="paragraph" style:parent-style-name="Standard">
      <style:paragraph-properties fo:margin-top="0.3500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00"/>
    </style:style>
    <style:style style:name="P10" style:family="paragraph" style:parent-style-name="Standard">
      <style:paragraph-properties fo:margin-top="0.3752in"/>
      <style:text-properties style:font-name="Times" fo:font-size="12.0pt" fo:color="#000000"/>
    </style:style>
    <style:style style:name="P11" style:family="paragraph" style:parent-style-name="Standard">
      <style:paragraph-properties fo:margin-top="0.3252in"/>
      <style:text-properties style:font-name="Times" fo:font-size="12.0pt" fo:color="#000000"/>
    </style:style>
    <style:style style:name="P12" style:family="paragraph" style:parent-style-name="Standard">
      <style:paragraph-properties fo:margin-top="0.3500in" fo:margin-left="0.0500in"/>
      <style:text-properties style:font-name="Times" fo:font-size="12.0pt" fo:color="#000000"/>
    </style:style>
    <style:style style:name="P13" style:family="paragraph" style:parent-style-name="Standard">
      <style:paragraph-properties fo:margin-top="0.2252in"/>
      <style:text-properties style:font-name="Times" fo:font-size="12.0pt"/>
    </style:style>
    <style:style style:name="P14" style:family="paragraph" style:parent-style-name="Standard">
      <style:paragraph-properties fo:margin-top="0.4000in" fo:margin-right="0.5000in"/>
      <style:text-properties style:font-name="Times" fo:font-size="12.0pt" fo:color="#000000"/>
    </style:style>
    <style:style style:name="P15" style:family="paragraph" style:parent-style-name="Standard">
      <style:paragraph-properties fo:margin-top="0.4000in"/>
      <style:text-properties style:font-name="Times" fo:font-size="12.0pt" fo:color="#000000"/>
    </style:style>
    <style:style style:name="P16" style:family="paragraph" style:parent-style-name="Standard">
      <style:paragraph-properties fo:margin-top="0.4000in" fo:margin-left="0.2500in"/>
      <style:text-properties style:font-name="Times" fo:font-size="12.0pt" fo:color="#000000"/>
    </style:style>
    <style:style style:name="P17" style:family="paragraph" style:parent-style-name="Standard">
      <style:paragraph-properties fo:margin-top="0.2752in"/>
      <style:text-properties style:font-name="Times" fo:font-size="12.0pt" fo:color="#000000"/>
    </style:style>
    <style:style style:name="T1" style:family="text">
      <style:text-properties fo:font-weight="bold" fo:font-weight-asian="bold" fo:font-weight-complex="bold" style:text-underline-style="solid" fo:letter-spacing="0.0102in"/>
    </style:style>
    <style:style style:name="T2" style:family="text">
      <style:text-properties fo:font-weight="bold" fo:font-weight-asian="bold" fo:font-weight-complex="bold" style:text-position="super 100%" fo:letter-spacing="0.0102in"/>
    </style:style>
    <style:style style:name="T3" style:family="text">
      <style:text-properties fo:letter-spacing="0.0102in"/>
    </style:style>
    <style:style style:name="T4" style:family="text">
      <style:text-properties fo:font-weight="bold" fo:font-weight-asian="bold" fo:font-weight-complex="bold" fo:letter-spacing="-0.0071in"/>
    </style:style>
    <style:style style:name="T5" style:family="text">
      <style:text-properties fo:letter-spacing="0.0020in"/>
    </style:style>
    <style:style style:name="T6" style:family="text">
      <style:text-properties style:text-underline-style="solid" fo:letter-spacing="0.0020in"/>
    </style:style>
    <style:style style:name="T7" style:family="text">
      <style:text-properties fo:letter-spacing="0.0035in"/>
    </style:style>
    <style:style style:name="T8" style:family="text">
      <style:text-properties style:font-name="Times New Roman" fo:letter-spacing="0.0000in"/>
    </style:style>
    <style:style style:name="T9" style:family="text">
      <style:text-properties fo:letter-spacing="0.0000in"/>
    </style:style>
    <style:style style:name="T10" style:family="text">
      <style:text-properties fo:letter-spacing="0.0047in"/>
    </style:style>
    <style:style style:name="T11" style:family="text">
      <style:text-properties fo:letter-spacing="0.0043in"/>
    </style:style>
    <style:style style:name="T12" style:family="text">
      <style:text-properties fo:letter-spacing="0.0071in"/>
    </style:style>
    <style:style style:name="T13" style:family="text">
      <style:text-properties style:font-name="Times New Roman" fo:letter-spacing="0.0056in"/>
    </style:style>
    <style:style style:name="T14" style:family="text">
      <style:text-properties fo:letter-spacing="0.0056in"/>
    </style:style>
    <style:style style:name="T15" style:family="text">
      <style:text-properties fo:letter-spacing="0.0028in"/>
    </style:style>
    <style:style style:name="T16" style:family="text">
      <style:text-properties fo:font-weight="bold" fo:font-weight-asian="bold" fo:font-weight-complex="bold"/>
    </style:style>
    <style:style style:name="T17" style:family="text">
      <style:text-properties fo:font-weight="bold" fo:font-weight-asian="bold" fo:font-weight-complex="bold" fo:letter-spacing="0.0083in"/>
    </style:style>
    <style:style style:name="T18" style:family="text">
      <style:text-properties fo:letter-spacing="0.0083in"/>
    </style:style>
    <style:style style:name="T19" style:family="text">
      <style:text-properties fo:font-weight="bold" fo:font-weight-asian="bold" fo:font-weight-complex="bold" fo:letter-spacing="0.0047in"/>
    </style:style>
    <style:style style:name="T20" style:family="text">
      <style:text-properties fo:font-weight="bold" fo:font-weight-asian="bold" fo:font-weight-complex="bold" fo:letter-spacing="0.0043in"/>
    </style:style>
    <style:style style:name="T21" style:family="text">
      <style:text-properties fo:font-weight="bold" fo:font-weight-asian="bold" fo:font-weight-complex="bold" fo:letter-spacing="-0.0016in"/>
    </style:style>
    <style:style style:name="T22" style:family="text">
      <style:text-properties fo:font-weight="bold" fo:font-weight-asian="bold" fo:font-weight-complex="bold" fo:letter-spacing="0.0056in"/>
    </style:style>
    <style:style style:name="T23" style:family="text">
      <style:text-properties fo:letter-spacing="0.0016in"/>
    </style:style>
    <style:style style:name="T24" style:family="text">
      <style:text-properties fo:font-weight="bold" fo:font-weight-asian="bold" fo:font-weight-complex="bold" fo:letter-spacing="0.0016in"/>
    </style:style>
    <style:style style:name="T25" style:family="text">
      <style:text-properties fo:letter-spacing="0.0016in" fo:color="#000000"/>
    </style:style>
    <style:style style:name="T26" style:family="text">
      <style:text-properties style:font-name="Times New Roman" fo:letter-spacing="0.0083in"/>
    </style:style>
    <style:style style:name="T27" style:family="text">
      <style:text-properties style:font-name="Times New Roman" fo:letter-spacing="0.0047in"/>
    </style:style>
    <style:style style:name="T28" style:family="text">
      <style:text-properties style:font-name="Times New Roman" fo:letter-spacing="0.0043in"/>
    </style:style>
    <style:style style:name="T29" style:family="text">
      <style:text-properties fo:font-weight="bold" fo:font-weight-asian="bold" fo:font-weight-complex="bold" fo:letter-spacing="0.0000in"/>
    </style:style>
    <style:style style:name="T30" style:family="text">
      <style:text-properties fo:letter-spacing="0.0098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#Test Plan and Test Cases for Account Creation and Login Functionality</text:span></text:p>
      <text:p text:style-name="P1"><text:span text:style-name="T2"/></text:p>
      <text:p text:style-name="P1"><text:span text:style-name="T3">This document includes the test plan and test cases for the account creation and login functionality of a website. It ensures that users can successfully register and create new accounts to log in to the website.</text:span></text:p>
      <text:p text:style-name="P2"><text:span text:style-name="T4">Objective:</text:span></text:p>
      <text:p text:style-name="P2"><text:span text:style-name="T5">To ensure that the account creation and login functionalities of the given </text:span><text:a xlink:type="simple" xlink:href="https://receive-smss.com/"><text:span text:style-name="T6">Website</text:span></text:a><text:span text:style-name="T5"><text:s/></text:span><text:span text:style-name="T7">work as intended, delivering a seamless user experience.</text:span></text:p>
      <text:p text:style-name="P3"><text:span text:style-name="T4">Scope:</text:span></text:p>
      <text:p text:style-name="P3"><text:span text:style-name="T8">●</text:span><text:span text:style-name="T9"><text:s/>In-Scope:</text:span></text:p>
      <text:list text:style-name="L1">
        <text:list-item>
          <text:p text:style-name="P4"><text:span text:style-name="T10">Account creation process, including validation of input fields. </text:span></text:p>
        </text:list-item>
        <text:list-item>
          <text:p text:style-name="P4"><text:span text:style-name="T11">Successful account creation and verification.</text:span></text:p>
        </text:list-item>
        <text:list-item>
          <text:p text:style-name="P5"><text:span text:style-name="T11">Login process with valid and invalid credentials.</text:span></text:p>
        </text:list-item>
        <text:list-item>
          <text:p text:style-name="P6"><text:span text:style-name="T12">Logout functionality.</text:span></text:p>
        </text:list-item>
        <text:list-item>
          <text:p text:style-name="P6"><text:span text:style-name="T12">Error handling for various scenarios (e.g., duplicate usernames, </text:span><text:span text:style-name="T9">incorrect passwords).</text:span></text:p>
        </text:list-item>
      </text:list>
      <text:p text:style-name="P7"><text:span text:style-name="T13">●</text:span><text:span text:style-name="T14"><text:s/>Out of Scope:</text:span></text:p>
      <text:list text:style-name="L1">
        <text:list-item>
          <text:p text:style-name="P6"><text:span text:style-name="T11">User interface design and API testing.</text:span></text:p>
        </text:list-item>
        <text:list-item>
          <text:p text:style-name="P6"><text:span text:style-name="T14">Performance testing under load.</text:span></text:p>
        </text:list-item>
        <text:list-item>
          <text:p text:style-name="P5"><text:span text:style-name="T10">Security testing beyond basic input validation.</text:span></text:p>
        </text:list-item>
      </text:list>
      <text:p text:style-name="P8"><text:span text:style-name="T15">The testing will encompass various types of testing methods, synch as:</text:span></text:p>
      <text:list text:style-name="L1">
        <text:list-item>
          <text:p text:style-name="P9"><text:span text:style-name="T16"/><text:span text:style-name="T17">Manual Testing</text:span><text:span text:style-name="T18">:Testing the website's account creation and login functionalities manually by interacting with the system to detect any issues or inconsistencies.</text:span></text:p>
        </text:list-item>
      </text:list>
      <text:list text:style-name="L1">
        <text:list-item>
          <text:p text:style-name="P9"><text:span text:style-name="T16"/><text:span text:style-name="T19">Automation Testing in Cypress</text:span><text:span text:style-name="T14">:Using the Cypress framework to automate test cases for account creation and login, ensuring efficient and repeatable testing for different scenarios.</text:span></text:p>
        </text:list-item>
        <text:list-item>
          <text:p text:style-name="P9"><text:span text:style-name="T16"/><text:span text:style-name="T20">Black Box Testing</text:span><text:span text:style-name="T11">:Testing the account creation and login features without knowledge of the internal system, focusing solely on the system’s output and behavior based on user inputs.</text:span></text:p>
        </text:list-item>
        <text:list-item>
          <text:p text:style-name="P9"><text:span text:style-name="T11">Functional Testing: Ensuring that the account creation and login features work as expected, meeting the functional requirements and user needs.</text:span></text:p>
        </text:list-item>
        <text:list-item>
          <text:p text:style-name="P9"><text:span text:style-name="T21">Evaluation Criteria</text:span></text:p>
        </text:list-item>
      </text:list>
      <text:p text:style-name="P10"><text:span text:style-name="T5">The success of the testing will be evaluated based on predefined criteria, which </text:span><text:span text:style-name="T7">include account creation and login functionality.</text:span></text:p>
      <text:p text:style-name="P8"><text:span text:style-name="T22">Platform for Testing:</text:span></text:p>
      <text:p text:style-name="P11"><text:span text:style-name="T23">Operating System: Linux</text:span></text:p>
      <text:p text:style-name="P11"><text:span text:style-name="T23">Browsers: Chrome, Firefox</text:span></text:p>
      <text:p text:style-name="P12"><text:span text:style-name="T24">Test Case Design </text:span><text:span text:style-name="T23">:</text:span></text:p>
      <text:p text:style-name="P3"><text:span text:style-name="T23">The given link includes the test cases for account creation and login.</text:span></text:p>
      <text:p text:style-name="P13"><text:span text:style-name="T25">(</text:span><text:a xlink:type="simple" xlink:href="https://docs.google.com/spreadsheets/d/1TSmecvWKHYJql-B_eNHQYdBKHqWe4GR3Z6FqLurnL2o/edit?usp=sharing">Test case</text:a><text:span text:style-name="T25">).<text:line-break/></text:span></text:p>
      <text:p text:style-name="P3"><text:span text:style-name="T22">Test Data Management Strategy</text:span></text:p>
      <text:p text:style-name="P3"><text:span text:style-name="T24">Test Data Requirements:</text:span></text:p>
      <text:p text:style-name="P3"><text:span text:style-name="T26">●</text:span><text:span text:style-name="T18"><text:s/>User names: Generate unique usernames for each test case to avoid </text:span><text:span text:style-name="T9">duplication.</text:span></text:p>
      <text:p text:style-name="P7"><text:span text:style-name="T27">●</text:span><text:span text:style-name="T10"><text:s/>Passwords: Use a consistent password format that meets requirements</text:span></text:p>
      <text:p text:style-name="P7"><text:span text:style-name="T27">●</text:span><text:span text:style-name="T10"><text:s/>Emails: Generate random email addresses for each test case to ensure </text:span><text:span text:style-name="T9">uniqueness.</text:span></text:p>
      <text:p text:style-name="P2"><text:span text:style-name="T24">Test Data Generation:</text:span></text:p>
      <text:p text:style-name="P14"><text:span text:style-name="T28">●</text:span><text:span text:style-name="T11"><text:s/>Use a random string generator to create usernames and passwords.</text:span></text:p>
      <text:p text:style-name="P14"><text:span text:style-name="T27">●</text:span><text:span text:style-name="T10"><text:s/>Use a function to generate random email addresses .</text:span></text:p>
      <text:p text:style-name="P3"><text:span text:style-name="T29">Data Storage:</text:span></text:p>
      <text:p text:style-name="P15"><text:span text:style-name="T27">●</text:span><text:span text:style-name="T10"><text:s/>Store generated test data in a structured format (e.g., JSON or CSV) for </text:span><text:span text:style-name="T23">easy access and management.</text:span></text:p>
      <text:p text:style-name="P16"><text:span text:style-name="T4">Conclusion</text:span></text:p>
      <text:p text:style-name="P17"><text:span text:style-name="T30">This test plan provides a comprehensive approach to testing the account </text:span><text:span text:style-name="T11">creation and login functionalities of the website. It defines the scope, designs </text:span><text:span text:style-name="T10">detailed test cases, and establishes a robust test data management strategy. </text:span><text:span text:style-name="T7">These test results offer the best approach to initiating the testing proce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3</meta:generator>
  </office:meta>
</office:document-meta>
</file>